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break-before="page"/>
      <style:text-properties officeooo:rsid="000c74cd" officeooo:paragraph-rsid="000c74c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officeooo:rsid="000c74cd" officeooo:paragraph-rsid="000c74cd" style:text-blinking="false" fo:background-color="transparent"/>
    </style:style>
    <style:style style:name="P6" style:family="paragraph" style:parent-style-name="Title">
      <style:paragraph-properties fo:break-before="page"/>
      <style:text-properties officeooo:rsid="0014c94d" officeooo:paragraph-rsid="0014c94d"/>
    </style:style>
    <style:style style:name="P7" style:family="paragraph" style:parent-style-name="Text_20_body">
      <style:text-properties officeooo:rsid="0014c94d" officeooo:paragraph-rsid="001612b4"/>
    </style:style>
    <style:style style:name="P8" style:family="paragraph" style:parent-style-name="Text_20_body">
      <style:text-properties officeooo:rsid="001612b4" officeooo:paragraph-rsid="001612b4"/>
    </style:style>
    <style:style style:name="P9" style:family="paragraph" style:parent-style-name="Text_20_body">
      <style:text-properties officeooo:paragraph-rsid="001612b4"/>
    </style:style>
    <style:style style:name="P10" style:family="paragraph" style:parent-style-name="Heading_20_1">
      <style:paragraph-properties fo:text-align="center" style:justify-single-word="false"/>
      <style:text-properties officeooo:rsid="001612b4" officeooo:paragraph-rsid="001612b4"/>
    </style:style>
    <style:style style:name="P11" style:family="paragraph" style:parent-style-name="Heading_20_2">
      <style:paragraph-properties fo:text-align="center" style:justify-single-word="false" fo:break-before="page"/>
      <style:text-properties officeooo:rsid="001a930a" officeooo:paragraph-rsid="001a930a"/>
    </style:style>
    <style:style style:name="P12" style:family="paragraph" style:parent-style-name="Heading_20_2">
      <style:paragraph-properties fo:text-align="center" style:justify-single-word="false" fo:break-before="page"/>
      <style:text-properties officeooo:rsid="001f19c7" officeooo:paragraph-rsid="001f19c7"/>
    </style:style>
    <style:style style:name="P13" style:family="paragraph" style:parent-style-name="Heading_20_4">
      <style:text-properties officeooo:rsid="001c74fb" officeooo:paragraph-rsid="001c74fb"/>
    </style:style>
    <style:style style:name="P14" style:family="paragraph" style:parent-style-name="Heading_20_4">
      <style:text-properties officeooo:rsid="001f19c7" officeooo:paragraph-rsid="001f19c7"/>
    </style:style>
    <style:style style:name="P1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style:text-properties officeooo:rsid="00170e2b" officeooo:paragraph-rsid="00170e2b"/>
    </style:style>
    <style:style style:name="P17" style:family="paragraph" style:parent-style-name="Text_20_body" style:list-style-name="L2">
      <style:text-properties fo:font-weight="normal" officeooo:rsid="001889d1" officeooo:paragraph-rsid="001889d1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officeooo:rsid="001c74fb" officeooo:paragraph-rsid="001c74fb"/>
    </style:style>
    <style:style style:name="P19" style:family="paragraph" style:parent-style-name="Text_20_body">
      <style:paragraph-properties fo:text-align="center" style:justify-single-word="false"/>
      <style:text-properties officeooo:rsid="001c74fb" officeooo:paragraph-rsid="001c74fb"/>
    </style:style>
    <style:style style:name="P20" style:family="paragraph" style:parent-style-name="Text_20_body">
      <style:paragraph-properties fo:text-align="center" style:justify-single-word="false"/>
      <style:text-properties officeooo:rsid="000c74cd" officeooo:paragraph-rsid="000c74cd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1dcdd3" officeooo:paragraph-rsid="001dcdd3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1e47a4" officeooo:paragraph-rsid="001e47a4"/>
    </style:style>
    <style:style style:name="P23" style:family="paragraph" style:parent-style-name="Text_20_body">
      <style:paragraph-properties fo:text-align="start" style:justify-single-word="false"/>
      <style:text-properties officeooo:rsid="001e47a4" officeooo:paragraph-rsid="001e47a4"/>
    </style:style>
    <style:style style:name="P24" style:family="paragraph" style:parent-style-name="Text_20_body">
      <style:text-properties officeooo:rsid="001f19c7" officeooo:paragraph-rsid="001f19c7"/>
    </style:style>
    <style:style style:name="P25" style:family="paragraph" style:parent-style-name="Text_20_body">
      <style:text-properties officeooo:paragraph-rsid="001f19c7"/>
    </style:style>
    <style:style style:name="P26" style:family="paragraph" style:parent-style-name="Text_20_body">
      <style:paragraph-properties fo:break-before="page"/>
      <style:text-properties officeooo:rsid="00204c44" officeooo:paragraph-rsid="00204c44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21fff3" officeooo:paragraph-rsid="0021fff3"/>
    </style:style>
    <style:style style:name="P28" style:family="paragraph" style:parent-style-name="Text_20_body">
      <style:paragraph-properties fo:text-align="start" style:justify-single-word="false"/>
      <style:text-properties officeooo:rsid="0021fff3" officeooo:paragraph-rsid="0021fff3"/>
    </style:style>
    <style:style style:name="P29" style:family="paragraph" style:parent-style-name="Text_20_body" style:list-style-name="L5">
      <style:text-properties officeooo:rsid="0021fff3" officeooo:paragraph-rsid="0021fff3"/>
    </style:style>
    <style:style style:name="P30" style:family="paragraph" style:parent-style-name="Text_20_body">
      <style:text-properties fo:font-weight="bold" officeooo:rsid="0021fff3" officeooo:paragraph-rsid="0021fff3" style:font-weight-asian="bold" style:font-weight-complex="bold"/>
    </style:style>
    <style:style style:name="P31" style:family="paragraph" style:parent-style-name="Text_20_body" style:list-style-name="L6">
      <style:text-properties fo:font-weight="bold" officeooo:rsid="0021fff3" officeooo:paragraph-rsid="0021fff3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officeooo:rsid="00238de8" officeooo:paragraph-rsid="00238de8"/>
    </style:style>
    <style:style style:name="P33" style:family="paragraph" style:parent-style-name="Text_20_body">
      <style:paragraph-properties fo:text-align="start" style:justify-single-word="false"/>
      <style:text-properties fo:font-size="10pt" officeooo:rsid="001e47a4" officeooo:paragraph-rsid="00238de8" style:font-size-asian="10pt" style:font-size-complex="10pt"/>
    </style:style>
    <style:style style:name="T1" style:family="text">
      <style:text-properties officeooo:rsid="000c74cd"/>
    </style:style>
    <style:style style:name="T2" style:family="text">
      <style:text-properties officeooo:rsid="000d969c"/>
    </style:style>
    <style:style style:name="T3" style:family="text">
      <style:text-properties officeooo:rsid="0014c94d"/>
    </style:style>
    <style:style style:name="T4" style:family="text">
      <style:text-properties officeooo:rsid="0014da66"/>
    </style:style>
    <style:style style:name="T5" style:family="text">
      <style:text-properties officeooo:rsid="0015a4c0"/>
    </style:style>
    <style:style style:name="T6" style:family="text">
      <style:text-properties officeooo:rsid="001612b4"/>
    </style:style>
    <style:style style:name="T7" style:family="text">
      <style:text-properties officeooo:rsid="00170e2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cdd3" style:font-weight-asian="bold" style:font-weight-complex="bold"/>
    </style:style>
    <style:style style:name="T10" style:family="text">
      <style:text-properties officeooo:rsid="001889d1"/>
    </style:style>
    <style:style style:name="T11" style:family="text">
      <style:text-properties officeooo:rsid="0018d3d0"/>
    </style:style>
    <style:style style:name="T12" style:family="text">
      <style:text-properties officeooo:rsid="001dcdd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cdd3" style:font-weight-asian="normal" style:font-weight-complex="normal"/>
    </style:style>
    <style:style style:name="T15" style:family="text">
      <style:text-properties fo:font-weight="normal" officeooo:rsid="001e47a4" style:font-weight-asian="normal" style:font-weight-complex="normal"/>
    </style:style>
    <style:style style:name="T16" style:family="text">
      <style:text-properties fo:font-weight="normal" officeooo:rsid="001f19c7" style:font-weight-asian="normal" style:font-weight-complex="normal"/>
    </style:style>
    <style:style style:name="T17" style:family="text">
      <style:text-properties fo:font-weight="normal" officeooo:rsid="00204c44" style:font-weight-asian="normal" style:font-weight-complex="normal"/>
    </style:style>
    <style:style style:name="T18" style:family="text">
      <style:text-properties fo:font-weight="normal" officeooo:rsid="0021fff3" style:font-weight-asian="normal" style:font-weight-complex="normal"/>
    </style:style>
    <style:style style:name="T19" style:family="text">
      <style:text-properties fo:font-weight="normal" officeooo:rsid="00220091" style:font-weight-asian="normal" style:font-weight-complex="normal"/>
    </style:style>
    <style:style style:name="T20" style:family="text">
      <style:text-properties fo:font-weight="normal" officeooo:rsid="00238de8" style:font-weight-asian="normal" style:font-weight-complex="normal"/>
    </style:style>
    <style:style style:name="T21" style:family="text">
      <style:text-properties fo:font-style="italic" fo:font-weight="normal" officeooo:rsid="001e47a4" style:font-style-asian="italic" style:font-weight-asian="normal" style:font-style-complex="italic" style:font-weight-complex="normal"/>
    </style:style>
    <style:style style:name="T22" style:family="text">
      <style:text-properties officeooo:rsid="00204c44"/>
    </style:style>
    <style:style style:name="T23" style:family="text">
      <style:text-properties officeooo:rsid="00220091"/>
    </style:style>
    <style:style style:name="T24" style:family="text">
      <style:text-properties fo:font-size="10pt" fo:font-weight="normal" officeooo:rsid="00220091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238de8" style:font-size-asian="10pt" style:font-weight-asian="normal" style:font-size-complex="10pt" style:font-weight-complex="normal"/>
    </style:style>
    <style:style style:name="T26" style:family="text">
      <style:text-properties fo:font-size="8pt" fo:font-weight="normal" officeooo:rsid="00220091" style:font-size-asian="8pt" style:font-weight-asian="normal" style:font-size-complex="8pt" style:font-weight-complex="normal"/>
    </style:style>
    <style:style style:name="T27" style:family="text">
      <style:text-properties fo:font-size="8pt" fo:font-weight="normal" officeooo:rsid="00238de8" style:font-size-asian="8pt" style:font-weight-asian="normal" style:font-size-complex="8pt" style:font-weight-complex="normal"/>
    </style:style>
    <style:style style:name="T28" style:family="text">
      <style:text-properties fo:font-size="12pt" fo:font-weight="normal" officeooo:rsid="00220091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38de8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O<text:span text:style-name="T6">YU</text:span></text:p>
      <text:p text:style-name="P20"><text:span text:style-name="T3">or A</text:span><text:span text:style-name="T6">sorath</text:span><text:span text:style-name="T3">, </text:span>Short for “AS Of Yet Untitled”</text:p>
      <text:p text:style-name="P19">By Roxxanne Ward &amp; Co</text:p>
      <text:p text:style-name="P1">SUMMARY</text:p>
      <text:p text:style-name="P5">ASOYU is a work-in-progress Tabletop Roleplaying Game inspired by the likes of Dungeons and Dragons/Pathfinder and Wogwo’s Run, Stab, Kill, Kill.</text:p>
      <text:p text:style-name="P4">This game was designed by Roxxanne Ward, <text:span text:style-name="T2">Me</text:span>. I have not played much DND, and I have not at all played Pathfinder, but I get the mechanics. I did not find the DND system extraordinarily fun in my little time playing it majorly because of how much unnecessary math there is to do for not a lot of actual gameplay, as such I have a handful of priorities when designing this game:</text:p>
      <text:list text:style-name="L1">
        <text:list-item>
          <text:p text:style-name="P15">Minimizing time doing math<text:line-break/>This means simpler calculations, less kinds of dice unless necessary and reusable equations. (if you add any more math to DND, it just starts becoming HYBRID.)</text:p>
        </text:list-item>
        <text:list-item>
          <text:p text:style-name="P15">More in-depth systems<text:line-break/>As far as I understand it, DND’s magic system is just fancy actions with mana. I prefer to have a system which is theoretically uncapped and integrates well into lore. Additionally, I enjoy RSKK’s status effect system in which most status effects have a nominally neutral effect, such as the Cancer status effect where you roll 1D6 for every turn and either destroy the organ if you roll a one, or gain one pre-cancered skin organ if you roll a six.</text:p>
        </text:list-item>
        <text:list-item>
          <text:p text:style-name="P15">Open campaign design<text:line-break/>In my opinion, one of the coolest parts about DND/Pathfinder is that you can just write your own campaigns, create your own mechanics for those campaigns, Homebrew.</text:p>
        </text:list-item>
        <text:list-item>
          <text:p text:style-name="P15">Class freedom </text:p>
        </text:list-item>
      </text:list>
      <text:p text:style-name="P3">As of yet in development, I have not yet figured out the class system, however it would be preferable if classes primarily grant initial bonuses instead of primarily granting through-campaign bonuses so that as the tone of the campaign and needs of the player change, they are not locked in to two super-attributes they are proficient in, but that they can branch out from their initial specialization if it seems necessary.</text:p>
      <text:p text:style-name="P2">Being a first-time TTRPG designer, I admit this is very ambitious, but thats why this is a prototype!<text:line-break/>Lore-wise, while I haven’t entirely figured out the lore of ASOYU, I have an idea of it. <text:span text:style-name="T23">(ill get back to this later in a lore-focused section)</text:span></text:p>
      <text:p text:style-name="P2">And also, at the end of this document, there <text:span text:style-name="T1">may </text:span>be a Google Forms link asking for opinions on specific mechanics, particularly those listed with two separate mechanisms.</text:p>
      <text:p text:style-name="P6">ASOYU</text:p>
      <text:p text:style-name="P7">Welcome to ASOYU/Asorath/Asowrath/Aso! <text:span text:style-name="T4">This is an in-depth </text:span><text:span text:style-name="T6">WIP</text:span><text:span text:style-name="T4"> TTRPG </text:span><text:span text:style-name="T7">loosely </text:span><text:span text:style-name="T5">based on DND to an extent </text:span><text:span text:style-name="T6">which does a lot of unique things in the pursuit of making a TTRPG which doesn’t make the sacrifice of being mechanically shallow while prioritizing time actually doing fun things like throwing dice or strategizing instead of doing math.<text:line-break/></text:span><text:span text:style-name="T7">In this game, every player excluding the so-called Dungeon Master creates a Character, of which through they are granted the ability to interact with the world of Asorath. Character creation will be on a page following this one.</text:span></text:p>
      <text:p text:style-name="P7"/>
      <text:h text:style-name="P10" text:outline-level="1">Basic Mechanics</text:h>
      <text:p text:style-name="P9"/>
      <text:p text:style-name="P8">ASOYU is a very varying game by its own nature of being largely story &amp; player driven, but most campaigns follow a basic gameplay loop:</text:p>
      <text:p text:style-name="P8"/>
      <text:list text:style-name="L2">
        <text:list-item>
          <text:p text:style-name="P16"><text:span text:style-name="T8">The Dungeon Master describes the environment in detail.</text:span><text:line-break/>A chest on the far wall, a door with a keyhole on the nearest, perhaps a goblin guarding the aforementioned chest and maybe even esoteric symbols covering the walls. Maybe you’re in a bustling city, maybe you’re in a small town well past its golden age. Maybe you’re in a bog or a dense forest. Whatever it is, there’s always something to do!<text:line-break/>The DM will in some cases provide a map of the location, but otherwise will describe how many doors lead out of a room or who is in that room, giving the players an ample amount of detail so that they may figure out what they want to do.</text:p>
        </text:list-item>
        <text:list-item>
          <text:p text:style-name="P16"><text:span text:style-name="T8">The players then describe what they would like to do.</text:span><text:line-break/>See a goblin? Lets fight it!<text:line-break/>Maybe a stealth-oriented character who has invested into their lockpicking skill will see a particularly interesting-looking locked door and <text:span text:style-name="T10">the DM will tell them to </text:span><text:span text:style-name="T11">skill-roll lockpicking</text:span><text:span text:style-name="T10">, they end up succeeding the roll with a nat 20, and unfortunately there were not many riches behind the door, but in fact a hooded creature with no face, Uttril the Voracious, an evil spirit given necronic form.</text:span></text:p>
        </text:list-item>
        <text:list-item>
          <text:p text:style-name="P17"><text:span text:style-name="T8">The DM then describes the results of the players’ actions.</text:span><text:line-break/>The players successfully fend off the evil soul and banish it to Voulvundan. As a result, several members of the party gain XP, and they find gold on the torn cloth the apparition had donned, <text:span text:style-name="T11">only taking minor injuries which will heal passively. Overall, a victory!</text:span></text:p>
        </text:list-item>
      </text:list>
      <text:h text:style-name="P11" text:outline-level="2">Attribute <text:span text:style-name="T12">Checks</text:span></text:h>
      <text:h text:style-name="P13" text:outline-level="4">For Players</text:h>
      <text:p text:style-name="P18">In battles, conversations and any other <text:span text:style-name="T12">interaction, you will often be asked to complete an </text:span><text:span text:style-name="T9">Attribute Check/Roll</text:span><text:span text:style-name="T14">, this is a simple dice roll to check how proficient you are in certain abilities, such as strength.<text:line-break/>Asoyu has t</text:span><text:span text:style-name="T15">hree</text:span><text:span text:style-name="T14"> kinds of Attribute Check, using Strength as an example:</text:span></text:p>
      <text:list text:style-name="L3">
        <text:list-item>
          <text:p text:style-name="P21"><text:span text:style-name="T13">Regular </text:span><text:span text:style-name="T15">(1D20 + Attribute + AdrD</text:span><text:span text:style-name="T18">4</text:span><text:span text:style-name="T15">chart)</text:span><text:span text:style-name="T13"><text:line-break/>Roll 1D20, adding your Strength number, then rolling 1D</text:span><text:span text:style-name="T18">4 </text:span><text:span text:style-name="T13">for every level of Adrenaline you currently have, and adding according to this chart:</text:span></text:p>
          <text:list>
            <text:list-item>
              <text:p text:style-name="P21"><text:span text:style-name="T13">1 – </text:span><text:span text:style-name="T21">do nothing</text:span></text:p>
            </text:list-item>
            <text:list-item>
              <text:p text:style-name="P21"><text:span text:style-name="T13">2 – +1</text:span></text:p>
            </text:list-item>
            <text:list-item>
              <text:p text:style-name="P22"><text:span text:style-name="T13">3 ­</text:span><text:span text:style-name="T14">– </text:span><text:span text:style-name="T13">+2</text:span></text:p>
            </text:list-item>
            <text:list-item>
              <text:p text:style-name="P27"><text:span text:style-name="T13">4 ­</text:span><text:span text:style-name="T15">­</text:span><text:span text:style-name="T14">– </text:span><text:span text:style-name="T13">+3</text:span></text:p>
            </text:list-item>
          </text:list>
        </text:list-item>
        <text:list-item>
          <text:p text:style-name="P22"><text:span text:style-name="T13">Combined (2D10 + Superattribute)</text:span></text:p>
          <text:p text:style-name="P22"><text:span text:style-name="T13">Alternatively, you can roll 2D10 and add both attributes under Prowess</text:span><text:span text:style-name="T13"><text:note text:id="ftn0" text:note-class="footnote"><text:note-citation>1</text:note-citation><text:note-body><text:p text:style-name="P33"><text:span text:style-name="T19"><text:s/>- a Superattribute, discussed in Character Creation, </text:span><text:span text:style-name="T20">but for quick definition, there are 8 attributes and 4 Superattributes of which two Attributes fall under per.</text:span></text:p></text:note-body></text:note></text:span><text:span text:style-name="T13">, Strength and Endurance, but lose the Adrenaline bonus. You may use a Combined roll any time unless the DM says it is not available for whatever lore reason.</text:span></text:p>
        </text:list-item>
        <text:list-item>
          <text:p text:style-name="P22"><text:span text:style-name="T13">Additive (xD1</text:span><text:span text:style-name="T17">0</text:span><text:span text:style-name="T13"> + (Attributes = x) ) <text:s/></text:span><text:span text:style-name="T19">(Event Only)</text:span></text:p>
          <text:p text:style-name="P22"><text:span text:style-name="T13">Sometimes, a DM, mechanic or campaign script element may require an “additive” roll, rolling for more than one attribute at a time. These are rarer </text:span><text:span text:style-name="T19">and players cannot willingly choose or deny them</text:span><text:span text:style-name="T13">, but it is important to know how they work.</text:span></text:p>
          <text:list>
            <text:list-item>
              <text:p text:style-name="P22"><text:span text:style-name="T13">When given an Additive roll, you roll 1D1</text:span><text:span text:style-name="T17">0</text:span><text:span text:style-name="T13"> for every attribute in question, and then add the collective dice roll to the attribute levels.</text:span></text:p>
            </text:list-item>
          </text:list>
        </text:list-item>
      </text:list>
      <text:p text:style-name="P23"><text:span text:style-name="T13">This system (particularly the Regular/Combined split) is to allow for more player agency and strategy within simple attribute checks. A way to see it is the Regular check style is using only one skill to solve a problem, </text:span><text:span text:style-name="T16">like brute forcing, while a Combined check is using innovation to devise a solution which may or may not work better.</text:span></text:p>
      <text:p text:style-name="P28"><text:span text:style-name="T16">A</text:span><text:span text:style-name="T13">lso, some skills may add bonuses to rolls, more on that in the Skills section.</text:span></text:p>
      <text:h text:style-name="P14" text:outline-level="4">For DMs</text:h>
      <text:p text:style-name="P24">While Additive rolls are an intentional mechanic, they should be used sparingly and be less common until you get to the mid-late game. <text:span text:style-name="T22">Additionally, they operate on a different scale from Regular rolls.<text:line-break/>The Regular/Combined and Additive scales will be shown on the next page</text:span></text:p>
      <text:p text:style-name="P26">Regular/Combined </text:p>
      <text:list text:style-name="L5">
        <text:list-item>
          <text:p text:style-name="P29">5-10 – Easy</text:p>
        </text:list-item>
        <text:list-item>
          <text:p text:style-name="P29">10-20 – Intermediate</text:p>
        </text:list-item>
        <text:list-item>
          <text:p text:style-name="P29">20-30 – Hard</text:p>
        </text:list-item>
        <text:list-item>
          <text:p text:style-name="P29">30-40 – Very Hard</text:p>
        </text:list-item>
        <text:list-item>
          <text:p text:style-name="P29">40-50 – Hadic</text:p>
        </text:list-item>
        <text:list-item>
          <text:p text:style-name="P29">50+ - <text:span text:style-name="T23">Godlike</text:span></text:p>
        </text:list-item>
      </text:list>
      <text:p text:style-name="P30">Note for DMs, <text:span text:style-name="T15">­</text:span><text:span text:style-name="T13">Optimally, Attribute Checks shouldn’t exceed 55 except in </text:span><text:span text:style-name="T19">extraordinarily</text:span><text:span text:style-name="T13"> rare scenarios, as this is the maximum possible roll with a Regular roll excluding circumstances with roll-bonus skills </text:span><text:span text:style-name="T19">due to the maximum level of Max Adrenaline being 5 and the only way to exceed the Max Adrenaline cap being by electrocution</text:span><text:span text:style-name="T13">.</text:span></text:p>
      <text:p text:style-name="P30"><text:span text:style-name="T13"/></text:p>
      <text:p text:style-name="P30"><text:span text:style-name="T13">Additive (2 Attribute)</text:span></text:p>
      <text:list text:style-name="L6">
        <text:list-item>
          <text:p text:style-name="P31"><text:span text:style-name="T13">Easy – 5-20</text:span></text:p>
        </text:list-item>
        <text:list-item>
          <text:p text:style-name="P31"><text:span text:style-name="T13">Medium – 20-40</text:span></text:p>
        </text:list-item>
        <text:list-item>
          <text:p text:style-name="P31"><text:span text:style-name="T13">Hard – 40-60</text:span></text:p>
        </text:list-item>
      </text:list>
      <text:p text:style-name="P30">Note For DMs,<text:span text:style-name="T13"> For every Attribute added beyond two, the top-end increases by thirty, and the minimum increases by one. So for example, a 6 Attribute roll has a minimum of 6 and maximum of 180.</text:span></text:p>
      <text:p text:style-name="P30"><text:span text:style-name="T13"/></text:p>
      <text:h text:style-name="P12" text:outline-level="2">Skills and Skill Checks</text:h>
      <text:p text:style-name="P32">Skills are very different from their implementation in DND/Pathfinder,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c74c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51:18.576000000</meta:creation-date>
    <meta:generator>LibreOffice/24.2.5.2$Windows_X86_64 LibreOffice_project/bffef4ea93e59bebbeaf7f431bb02b1a39ee8a59</meta:generator>
    <dc:date>2026-04-13T22:24:39.121000000</dc:date>
    <meta:editing-duration>PT16H1M22S</meta:editing-duration>
    <meta:editing-cycles>9</meta:editing-cycles>
    <meta:document-statistic meta:table-count="0" meta:image-count="0" meta:object-count="0" meta:page-count="6" meta:paragraph-count="53" meta:word-count="1285" meta:character-count="7345" meta:non-whitespace-character-count="6127"/>
  </office:meta>
</office:document-meta>
</file>